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map style:condition="cell-content()=1" style:apply-style-name="noir" style:base-cell-address="Feuille1.A1"/>
    </style:style>
    <style:style style:name="ce4" style:family="table-cell" style:parent-style-name="Default">
      <style:map style:condition="cell-content()=1" style:apply-style-name="noir" style:base-cell-address="Feuille1.A1"/>
      <style:map style:condition="cell-content()=2" style:apply-style-name="rouge" style:base-cell-address="Feuille1.A1"/>
      <style:map style:condition="cell-content()=3" style:apply-style-name="jaune" style:base-cell-address="Feuille1.A1"/>
      <style:map style:condition="cell-content()=4" style:apply-style-name="bleu" style:base-cell-address="Feuille1.A1"/>
      <style:map style:condition="cell-content()=5" style:apply-style-name="vert" style:base-cell-address="Feuille1.A1"/>
      <style:map style:condition="cell-content()=6" style:apply-style-name="violet" style:base-cell-address="Feuille1.A1"/>
      <style:map style:condition="cell-content()=7" style:apply-style-name="rose" style:base-cell-address="Feuille1.A1"/>
      <style:map style:condition="cell-content()=8" style:apply-style-name="marron" style:base-cell-address="Feuille1.A1"/>
      <style:map style:condition="cell-content()=9" style:apply-style-name="cyan" style:base-cell-address="Feuille1.A1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87" table:default-cell-style-name="ce6"/>
        <table:table-column table:style-name="co1" table:number-columns-repeated="179" table:default-cell-style-name="ce4"/>
        <table:table-column table:style-name="co1" table:number-columns-repeated="15682" table:default-cell-style-name="Default"/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9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6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2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2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28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8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9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2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9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9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7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7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7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7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7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8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7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7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4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8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4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30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30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2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0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5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1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4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5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6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5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55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3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59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59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9" office:value-type="float" office:value="3" calcext:value-type="float">
            <text:p>3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4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3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15861"/>
        </table:table-row>
        <table:table-row table:style-name="ro1">
          <table:table-cell table:number-columns-repeated="4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29" office:value-type="float" office:value="1" calcext:value-type="float">
            <text:p>1</text:p>
          </table:table-cell>
          <table:table-cell table:number-columns-repeated="15861"/>
        </table:table-row>
        <table:table-row table:style-name="ro1">
          <table:table-cell table:number-columns-repeated="4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5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29" office:value-type="float" office:value="1" calcext:value-type="float">
            <text:p>1</text:p>
          </table:table-cell>
          <table:table-cell table:number-columns-repeated="15861"/>
        </table:table-row>
        <table:table-row table:style-name="ro1">
          <table:table-cell table:number-columns-repeated="47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5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29" office:value-type="float" office:value="1" calcext:value-type="float">
            <text:p>1</text:p>
          </table:table-cell>
          <table:table-cell table:number-columns-repeated="15861"/>
        </table:table-row>
        <table:table-row table:style-name="ro1">
          <table:table-cell table:number-columns-repeated="115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29" office:value-type="float" office:value="1" calcext:value-type="float">
            <text:p>1</text:p>
          </table:table-cell>
          <table:table-cell table:number-columns-repeated="15861"/>
        </table:table-row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 table:number-rows-repeated="50">
          <table:table-cell table:style-name="Default" table:number-columns-repeated="5"/>
          <table:table-cell table:style-name="ce4" table:number-columns-repeated="482"/>
          <table:table-cell table:number-columns-repeated="15861"/>
        </table:table-row>
        <table:table-row table:style-name="ro2">
          <table:table-cell table:style-name="Default" table:number-columns-repeated="5"/>
          <table:table-cell table:style-name="ce4" table:number-columns-repeated="482"/>
          <table:table-cell table:number-columns-repeated="15861"/>
        </table:table-row>
        <calcext:conditional-formats>
          <calcext:conditional-format calcext:target-range-address="Feuille1.FY35:Feuille1.HL38 Feuille1.AO31:Feuille1.BP33 Feuille1.U9:Feuille1.AN33 Feuille1.BQ31:Feuille1.DW32 Feuille1.AO23:Feuille1.DW30 Feuille1.DX23:Feuille1.EM32 Feuille1.EN23:Feuille1.EV31 Feuille1.EW29:Feuille1.FP31 Feuille1.EW23:Feuille1.FQ28 Feuille1.HQ20:Feuille1.HV21 Feuille1.GO19:Feuille1.GQ24 Feuille1.FR25:Feuille1.GQ26 Feuille1.GT14:Feuille1.HV15 Feuille1.GN11:Feuille1.HV13 Feuille1.FR23:Feuille1.GD24 Feuille1.GN14:Feuille1.GN21 Feuille1.GE18:Feuille1.GG23 Feuille1.GJ11:Feuille1.GM21 Feuille1.GA9:Feuille1.GD19 Feuille1.GI11:Feuille1.GI15 Feuille1.GH18:Feuille1.GI21 Feuille1.GE9:Feuille1.GL9 Feuille1.GE16:Feuille1.GI17 Feuille1.GE10:Feuille1.GH15 Feuille1.FY20:Feuille1.GD21 Feuille1.FQ29:Feuille1.GB32 Feuille1.FR27:Feuille1.GB28 Feuille1.GH27:Feuille1.GQ29 Feuille1.GC27:Feuille1.GG32 Feuille1.BQ33:Feuille1.FS33 Feuille1.FT33:Feuille1.FX38 Feuille1.GE22:Feuille1.GN24 Feuille1.HR22:Feuille1.HV34 Feuille1.AO9:Feuille1.FZ21 Feuille1.GI10:Feuille1.GL10 Feuille1.GR19:Feuille1.GT19 Feuille1.GO14:Feuille1.GS18 Feuille1.GU16:Feuille1.HV19 Feuille1.GT16:Feuille1.GT18 Feuille1.AO22:Feuille1.GD22 Feuille1.F39:Feuille1.HA45 Feuille1.GM9:Feuille1.HV10 Feuille1.HQ51:Feuille1.RR69 Feuille1.HQ46:Feuille1.HU50 Feuille1.HB44:Feuille1.HU45 Feuille1.HV44:Feuille1.RR50 Feuille1.RS44:Feuille1.RS69 Feuille1.A10:Feuille1.E69 Feuille1.F9:Feuille1.T38 Feuille1.A1:Feuille1.D9 Feuille1.E9:Feuille1.E9 Feuille1.HQ35:Feuille1.HV36 Feuille1.HB39:Feuille1.HL43 Feuille1.HQ22:Feuille1.HQ29 Feuille1.HQ37:Feuille1.RS43 Feuille1.F46:Feuille1.HP69 Feuille1.HM35:Feuille1.HP43 Feuille1.GR20:Feuille1.HP29 Feuille1.FY33:Feuille1.HQ34 Feuille1.HW24:Feuille1.IH36 Feuille1.II33:Feuille1.RS36 Feuille1.KU31:Feuille1.RS32 Feuille1.II31:Feuille1.KT32 Feuille1.E1:Feuille1.RS6 Feuille1.HW9:Feuille1.LO23 Feuille1.E7:Feuille1.LO8 Feuille1.LP7:Feuille1.RS27 Feuille1.II28:Feuille1.RS30 Feuille1.U34:Feuille1.FS38 Feuille1.EN32:Feuille1.FP32 Feuille1.GH30:Feuille1.HQ32 Feuille1.II24:Feuille1.LO27">
            <calcext:condition calcext:apply-style-name="noir" calcext:value="=1" calcext:base-cell-address="Feuille1.A1"/>
          </calcext:conditional-format>
          <calcext:conditional-format calcext:target-range-address="Feuille1.FY34:Feuille1.GE38 Feuille1.AO31:Feuille1.BP33 Feuille1.HQ70:Feuille1.YP120 Feuille1.U9:Feuille1.AN33 Feuille1.BQ31:Feuille1.DW32 Feuille1.AO23:Feuille1.DW30 Feuille1.DX23:Feuille1.EM32 Feuille1.EN23:Feuille1.EV31 Feuille1.EW29:Feuille1.FP31 Feuille1.EW23:Feuille1.FQ28 Feuille1.GF35:Feuille1.HL35 Feuille1.GO19:Feuille1.GQ24 Feuille1.FR25:Feuille1.GQ26 Feuille1.FR23:Feuille1.GD24 Feuille1.GN14:Feuille1.GN21 Feuille1.GE18:Feuille1.GG23 Feuille1.GJ11:Feuille1.GM21 Feuille1.GA9:Feuille1.GD19 Feuille1.GI11:Feuille1.GI15 Feuille1.GH18:Feuille1.GI21 Feuille1.GE9:Feuille1.GL9 Feuille1.GE16:Feuille1.GI17 Feuille1.GE10:Feuille1.GH15 Feuille1.FY20:Feuille1.GD21 Feuille1.FQ29:Feuille1.GB32 Feuille1.FR27:Feuille1.GB28 Feuille1.GH27:Feuille1.GQ29 Feuille1.GC27:Feuille1.GG32 Feuille1.BQ33:Feuille1.FS33 Feuille1.FT33:Feuille1.FX38 Feuille1.GE22:Feuille1.GN24 Feuille1.AO9:Feuille1.FZ21 Feuille1.GI10:Feuille1.GL10 Feuille1.GR19:Feuille1.GT19 Feuille1.GO14:Feuille1.GS18 Feuille1.GT16:Feuille1.GT18 Feuille1.AO22:Feuille1.GD22 Feuille1.HQ20:Feuille1.HV21 Feuille1.GT14:Feuille1.HV15 Feuille1.GN11:Feuille1.HV13 Feuille1.HR22:Feuille1.HV34 Feuille1.GU16:Feuille1.HV19 Feuille1.RT1:Feuille1.YP69 Feuille1.F40:Feuille1.HL45 Feuille1.GZ36:Feuille1.HL39 Feuille1.GM9:Feuille1.HV10 Feuille1.HQ51:Feuille1.RS69 Feuille1.HQ46:Feuille1.RR50 Feuille1.HW44:Feuille1.RR45 Feuille1.RS44:Feuille1.RS50 Feuille1.A10:Feuille1.E69 Feuille1.F9:Feuille1.T38 Feuille1.A1:Feuille1.D9 Feuille1.E9:Feuille1.E9 Feuille1.F39:Feuille1.GY39 Feuille1.GF36:Feuille1.GY38 Feuille1.HQ22:Feuille1.HQ29 Feuille1.HM35:Feuille1.HV45 Feuille1.F46:Feuille1.HP120 Feuille1.GR20:Feuille1.HP29 Feuille1.GF34:Feuille1.HQ34 Feuille1.KU31:Feuille1.RS32 Feuille1.HW31:Feuille1.KT32 Feuille1.HW33:Feuille1.RS43 Feuille1.E1:Feuille1.RS6 Feuille1.E7:Feuille1.LO8 Feuille1.LP7:Feuille1.RS15 Feuille1.HW9:Feuille1.LO15 Feuille1.U34:Feuille1.FS38 Feuille1.EN32:Feuille1.FP32 Feuille1.GH30:Feuille1.HQ32 Feuille1.FY33:Feuille1.HQ33 Feuille1.HW16:Feuille1.RS30">
            <calcext:condition calcext:apply-style-name="noir" calcext:value="=1" calcext:base-cell-address="Feuille1.A1"/>
            <calcext:condition calcext:apply-style-name="rouge" calcext:value="=2" calcext:base-cell-address="Feuille1.A1"/>
            <calcext:condition calcext:apply-style-name="jaune" calcext:value="=3" calcext:base-cell-address="Feuille1.A1"/>
            <calcext:condition calcext:apply-style-name="bleu" calcext:value="=4" calcext:base-cell-address="Feuille1.A1"/>
            <calcext:condition calcext:apply-style-name="vert" calcext:value="=5" calcext:base-cell-address="Feuille1.A1"/>
            <calcext:condition calcext:apply-style-name="violet" calcext:value="=6" calcext:base-cell-address="Feuille1.A1"/>
            <calcext:condition calcext:apply-style-name="rose" calcext:value="=7" calcext:base-cell-address="Feuille1.A1"/>
            <calcext:condition calcext:apply-style-name="marron" calcext:value="=8" calcext:base-cell-address="Feuille1.A1"/>
            <calcext:condition calcext:apply-style-name="cyan" calcext:value="=9" calcext:base-cell-address="Feuille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ir" style:family="table-cell" style:parent-style-name="Default">
      <style:table-cell-properties fo:background-color="#000000"/>
    </style:style>
    <style:style style:name="Sans_20_nom1" style:display-name="Sans nom1" style:family="table-cell" style:parent-style-name="Default">
      <style:table-cell-properties fo:background-color="#ff0000"/>
    </style:style>
    <style:style style:name="jaune" style:family="table-cell" style:parent-style-name="Default">
      <style:table-cell-properties fo:background-color="#ffff00"/>
    </style:style>
    <style:style style:name="bleu" style:family="table-cell" style:parent-style-name="Default">
      <style:table-cell-properties fo:background-color="#2a6099"/>
    </style:style>
    <style:style style:name="vert" style:family="table-cell" style:parent-style-name="Default">
      <style:table-cell-properties fo:background-color="#bbe33d"/>
    </style:style>
    <style:style style:name="violet" style:family="table-cell" style:parent-style-name="Default">
      <style:table-cell-properties fo:background-color="#800080"/>
    </style:style>
    <style:style style:name="rose" style:family="table-cell" style:parent-style-name="Default">
      <style:table-cell-properties fo:background-color="#ffa6a6"/>
    </style:style>
    <style:style style:name="marron" style:family="table-cell" style:parent-style-name="Default">
      <style:table-cell-properties fo:background-color="#813709"/>
    </style:style>
    <style:style style:name="cyan" style:family="table-cell" style:parent-style-name="Default">
      <style:table-cell-properties fo:background-color="#b4c7dc"/>
    </style:style>
    <style:style style:name="rouge" style:family="table-cell" style:parent-style-name="Default">
      <style:table-cell-properties fo:background-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/00/0000</text:date>, <text:time style:data-style-name="N2" text:time-value="08:14:06.8322401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38:09.270923362</meta:creation-date>
    <dc:date>2023-09-21T14:45:30.290051275</dc:date>
    <meta:editing-duration>PT9H35M52S</meta:editing-duration>
    <meta:editing-cycles>72</meta:editing-cycles>
    <meta:generator>LibreOffice/7.5.5.2$Linux_X86_64 LibreOffice_project/50$Build-2</meta:generator>
    <meta:document-statistic meta:table-count="1" meta:cell-count="33603" meta:object-count="0"/>
  </office:meta>
</office:document-meta>
</file>